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FF00"/>
    </style:style>
    <style:style style:name="T3" style:parent-style-name="DefaultParagraphFont" style:family="text">
      <style:text-properties fo:background-color="#FFFF00"/>
    </style:style>
    <style:style style:name="T4" style:parent-style-name="DefaultParagraphFont" style:family="text">
      <style:text-properties fo:background-color="#FFFF00"/>
    </style:style>
  </office:automatic-styles>
  <office:body>
    <office:text text:use-soft-page-breaks="true">
      <text:p text:style-name="P1">&lt;link rel="stylesheet" href="styles.css"&gt;</text:p>
      <text:p text:style-name="Normal"/>
      <text:p text:style-name="Normal">Replacing <text:s text:c="2"/>‘path/to/your/community-picture.jpg’ <text:s/>with this path to my image<text:s/><text:span text:style-name="T2">&lt;link rel="stylesheet" href="styles.css"&gt;</text:span><text:s text:c="2"/>this link tag needs to be inside<text:s/><text:span text:style-name="T3">the &lt;head&gt;</text:span>section in the<text:s/><text:span text:style-name="T4">HTM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sya Plamenova Angelova (Student)</meta:initial-creator>
    <dc:creator>Asya Plamenova Angelova (Student)</dc:creator>
    <meta:creation-date>2025-04-01T13:34:00Z</meta:creation-date>
    <dc:date>2025-04-01T13:38:00Z</dc:date>
    <meta:template xlink:href="Normal" xlink:type="simple"/>
    <meta:editing-cycles>3</meta:editing-cycles>
    <meta:editing-duration>PT240S</meta:editing-duration>
    <meta:document-statistic meta:page-count="1" meta:paragraph-count="1" meta:word-count="33" meta:character-count="225" meta:row-count="1" meta:non-whitespace-character-count="193"/>
  </office:meta>
</office:document-meta>
</file>